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string" table:style-name="ce1">
            <text:p>ВЕС</text:p>
          </table:table-cell>
          <table:table-cell table:style-name="ce1"/>
          <table:table-cell office:value-type="string" table:style-name="ce1">
            <text:p>Химич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0">
            <text:p>800</text:p>
          </table:table-cell>
          <table:table-cell table:style-name="ce1"/>
          <table:table-cell office:value-type="float" office:value="870" table:formula="of:=[.E2]+[.I2]" table:style-name="ce1">
            <text:p>87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+[.I3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4]+[.I4]" table:style-name="ce1">
            <text:p>18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5]+[.I5]" table:style-name="ce1">
            <text:p>2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+[.I6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7]+[.I7]" table:style-name="ce1">
            <text:p>15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+[.I8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9]+[.I9]" table:style-name="ce1">
            <text:p>60</text:p>
          </table:table-cell>
          <table:table-cell table:number-columns-repeated="16377" table:style-name="ce1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+[.I10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+[.I11]" table:style-name="ce1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2]+[.I12]" table:style-name="ce1">
            <text:p>30</text:p>
          </table:table-cell>
          <table:table-cell table:number-columns-repeated="16377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+[.I13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80" table:formula="of:=[.E14]+[.I14]" table:style-name="ce1">
            <text:p>28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+[.I15]" table:style-name="ce1">
            <text:p>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+[.I16]" table:style-name="ce1">
            <text:p>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+[.I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+[.I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+[.I19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20]+[.I20]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1]+[.I21]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2]+[.I22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3]+[.I23]" table:style-name="ce1">
            <text:p>2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+[.I24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5]+[.I25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6]+[.I26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7]+[.I27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+[.I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9]+[.I29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+[.I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+[.I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2]+[.I32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8" table:style-name="ce10">
            <text:p>8</text:p>
          </table:table-cell>
          <table:table-cell table:style-name="ce1"/>
          <table:table-cell office:value-type="float" office:value="8" table:formula="of:=[.E33]+[.I33]" table:style-name="ce1">
            <text:p>8</text:p>
          </table:table-cell>
          <table:table-cell table:number-columns-repeated="16377" table:style-name="ce1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+[.I34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5]+[.I35]" table:style-name="ce1">
            <text:p>2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35" table:style-name="ce10">
            <text:p>35</text:p>
          </table:table-cell>
          <table:table-cell table:style-name="ce1"/>
          <table:table-cell office:value-type="float" office:value="35" table:formula="of:=[.E36]+[.I36]" table:style-name="ce1">
            <text:p>3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7]+[.I37]" table:style-name="ce1">
            <text:p>10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8]+[.I38]" table:style-name="ce1">
            <text:p>5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+[.I39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0]+[.I40]" table:style-name="ce1">
            <text:p>10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"/>
          <table:table-cell office:value-type="float" office:value="0" table:formula="of:=[.E41]+[.I41]" table:style-name="ce1">
            <text:p>0</text:p>
          </table:table-cell>
          <table:table-cell table:number-columns-repeated="16377" table:style-name="ce1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+[.I42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80" table:formula="of:=[.E43]+[.I43]" table:style-name="ce1">
            <text:p>28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70" table:formula="of:=[.E44]+[.I44]" table:style-name="ce1">
            <text:p>107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16375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+[.I45]" table:style-name="ce1">
            <text:p>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+[.I46]" table:style-name="ce1">
            <text:p>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+[.I47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8]+[.I48]" table:style-name="ce1">
            <text:p>100</text:p>
          </table:table-cell>
          <table:table-cell table:number-columns-repeated="16377" table:style-name="ce1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+[.I49]" table:style-name="ce1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50]+[.I50]" table:style-name="ce1">
            <text:p>3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+[.I51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52]+[.I52]" table:style-name="ce1">
            <text:p>60</text:p>
          </table:table-cell>
          <table:table-cell table:number-columns-repeated="16377" table:style-name="ce1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078" table:formula="of:=SUM([.E2:.E54])" table:style-name="ce16">
            <text:p>4078</text:p>
          </table:table-cell>
          <table:table-cell table:style-name="ce1"/>
          <table:table-cell office:value-type="float" office:value="4248" table:formula="of:=SUM([.G2:.G54])" table:style-name="ce16">
            <text:p>4248</text:p>
          </table:table-cell>
          <table:table-cell table:style-name="ce1"/>
          <table:table-cell office:value-type="float" office:value="200" table:formula="of:=SUM([.I2:.I54])" table:style-name="ce16">
            <text:p>200</text:p>
          </table:table-cell>
          <table:table-cell table:number-columns-repeated="16375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7-02T10:10:55Z</dc:date>
    <meta:print-date>2024-07-02T10:41:14Z</meta:print-date>
    <meta:editing-cycles>99</meta:editing-cycles>
    <meta:editing-duration>PT117483S</meta:editing-duration>
  </office:meta>
</office:document-meta>
</file>